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4848"/>
    </style:style>
    <style:style style:name="P2" style:family="paragraph" style:parent-style-name="Standard">
      <style:text-properties fo:font-weight="bold" officeooo:paragraph-rsid="00174848" style:font-weight-asian="bold" style:font-weight-complex="bold"/>
    </style:style>
    <style:style style:name="P3" style:family="paragraph" style:parent-style-name="Standard">
      <style:text-properties fo:font-weight="normal" officeooo:rsid="00174848" officeooo:paragraph-rsid="00174848" style:font-weight-asian="normal" style:font-weight-complex="normal"/>
    </style:style>
    <style:style style:name="P4" style:family="paragraph" style:parent-style-name="Standard">
      <style:text-properties fo:font-weight="normal" officeooo:paragraph-rsid="00174848" style:font-weight-asian="normal" style:font-weight-complex="normal"/>
    </style:style>
    <style:style style:name="P5" style:family="paragraph" style:parent-style-name="Standard">
      <style:text-properties fo:font-weight="normal" officeooo:rsid="001a3a5f" officeooo:paragraph-rsid="001a3a5f" style:font-weight-asian="normal" style:font-weight-complex="normal"/>
    </style:style>
    <style:style style:name="T1" style:family="text">
      <style:text-properties officeooo:rsid="0017484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848" style:font-weight-asian="normal" style:font-weight-complex="normal"/>
    </style:style>
    <style:style style:name="T4" style:family="text">
      <style:text-properties officeooo:rsid="001a3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1"/><text:span text:style-name="T1">USER STORY </text:span></text:p>
      <text:p text:style-name="P1"/>
      <text:p text:style-name="P2"><text:span text:style-name="T1">* <text:s/></text:span><text:span text:style-name="T3">As a teen viewing Teen Tech Hub for the first time – the one thing that should draw their attention</text:span></text:p>
      <text:p text:style-name="P3"><text:s text:c="4"/>is visual cues to engage them in the content. </text:p>
      <text:p text:style-name="P3"/>
      <text:p text:style-name="P2"/>
      <text:p text:style-name="P2"><text:span text:style-name="T1">* </text:span><text:span text:style-name="T3">Visual representations of what they can interact with, as an ex., teens involved in coding activities,</text:span></text:p>
      <text:p text:style-name="P3"><text:s text:c="4"/>examples of exercises that will teach them codeing techniques.</text:p>
      <text:p text:style-name="P3"><text:s/></text:p>
      <text:p text:style-name="P2"/>
      <text:p text:style-name="P2"><text:span text:style-name="T1">* </text:span><text:span text:style-name="T3"><text:s/>Quick results: teens need to see results fast! At the end of the introduction “section” we should</text:span></text:p>
      <text:p text:style-name="P3"><text:s text:c="4"/>show them what the result would like after having coded some program.</text:p>
      <text:p text:style-name="P3"/>
      <text:p text:style-name="P2"/>
      <text:p text:style-name="P2">* <text:span text:style-name="T2"><text:s text:c="2"/>Thematically, teens should be encourged to participate in the idea that developing this type of skill</text:span></text:p>
      <text:p text:style-name="P4"><text:s text:c="5"/>will liberate them and provide a future for them.</text:p>
      <text:p text:style-name="P2"/>
      <text:p text:style-name="P2">* <text:s/><text:span text:style-name="T2"><text:s/>As a user teens should be incentivized by giving them challenges that ate rewarding and encourging.</text:span></text:p>
      <text:p text:style-name="P2"/>
      <text:p text:style-name="P2"/>
      <text:p text:style-name="P2">* <text:s/><text:span text:style-name="T2">Parents/Gaurdians should be involved to give added support and encourgement.</text:span></text:p>
      <text:p text:style-name="P4"/>
      <text:p text:style-name="P3"/>
      <text:p text:style-name="P3"/>
      <text:p text:style-name="P3"><text:s text:c="52"/><text:span text:style-name="T4">ROAD MAP</text:span></text:p>
      <text:p text:style-name="P3"/>
      <text:p text:style-name="P3"/>
      <text:p text:style-name="P5">The images should have a rotating effect that when “onhover” will turn the image 380 degrees to reveal</text:p>
      <text:p text:style-name="P5"><text:s/>another piece of content (?).</text:p>
      <text:p text:style-name="P5"/>
      <text:p text:style-name="P5"/>
      <text:p text:style-name="P5">The content of courses is subject to round table discussion, as of now I don't know what shape this will really take. </text:p>
      <text:p text:style-name="P5"/>
      <text:p text:style-name="P5">I think the app should be more interaactive, teens are creatures of action, they need to see stuff work!</text:p>
      <text:p text:style-name="P5"/>
      <text:p text:style-name="P5">So, this section is status: TB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8:11:03.684035586</meta:creation-date>
    <dc:date>2015-10-27T10:38:05.655163749</dc:date>
    <meta:editing-duration>PT6M30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8" meta:word-count="213" meta:character-count="1356" meta:non-whitespace-character-count="1016"/>
  </office:meta>
</office:document-meta>
</file>